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30000015F131E32308F8FEA49.png" manifest:media-type="image/png"/>
  <manifest:file-entry manifest:full-path="Pictures/10000201000000C60000006773206AB5FD540F06.png" manifest:media-type="image/png"/>
  <manifest:file-entry manifest:full-path="Pictures/100000000000019E0000027DCB8DE35F05BEB0CB.png" manifest:media-type="image/png"/>
  <manifest:file-entry manifest:full-path="Pictures/100000000000028E000000FD396090B7FD8AD060.png" manifest:media-type="image/png"/>
  <manifest:file-entry manifest:full-path="Pictures/10000000000000D1000001A9AFA85AE82239FB3B.png" manifest:media-type="image/png"/>
  <manifest:file-entry manifest:full-path="Pictures/100000000000019A00000182CA30FAEF9CE674BC.png" manifest:media-type="image/png"/>
  <manifest:file-entry manifest:full-path="Pictures/100000000000018F0000006D16F3CC288E70EA5C.png" manifest:media-type="image/png"/>
  <manifest:file-entry manifest:full-path="Pictures/10000201000000CA000000698EA311ED519020A1.png" manifest:media-type="image/png"/>
  <manifest:file-entry manifest:full-path="Pictures/100000000000023000000089E6E04C08CB037940.png" manifest:media-type="image/png"/>
  <manifest:file-entry manifest:full-path="Pictures/1000000000000138000000F1DE1D60FD71DB3486.png" manifest:media-type="image/png"/>
  <manifest:file-entry manifest:full-path="Pictures/10000000000003A20000004C660297A025F21E45.png" manifest:media-type="image/png"/>
  <manifest:file-entry manifest:full-path="Pictures/100000000000009C000000B77287DDB348975599.png" manifest:media-type="image/png"/>
  <manifest:file-entry manifest:full-path="Pictures/1000000000000246000000825B7A8142B93412D0.png" manifest:media-type="image/png"/>
  <manifest:file-entry manifest:full-path="Pictures/100000000000006A0000003049EC6E3C338155DF.png" manifest:media-type="image/png"/>
  <manifest:file-entry manifest:full-path="Pictures/1000000000000256000000D47610A23D2CB40F79.png" manifest:media-type="image/png"/>
  <manifest:file-entry manifest:full-path="Pictures/100000000000018C0000006EFE0EB6AA9BA059F6.png" manifest:media-type="image/png"/>
  <manifest:file-entry manifest:full-path="Pictures/100000000000020B0000031A83A4040CD4114139.png" manifest:media-type="image/png"/>
  <manifest:file-entry manifest:full-path="Pictures/100000000000029D000001048503D9FDC289C3CE.png" manifest:media-type="image/png"/>
  <manifest:file-entry manifest:full-path="Pictures/10000000000000D00000006F08E9624B5BA9F315.png" manifest:media-type="image/png"/>
  <manifest:file-entry manifest:full-path="Pictures/10000000000000D90000006EF6A483F9E5DCAD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128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366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153cm, 0cm, 0cm)" draw:image-opacity="100%" style:mirror="none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15cm, 4.826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53cm, 4.624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41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82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3cm, 0cm, 0cm, 0cm)" draw:image-opacity="100%" style:mirror="none"/>
    </style:style>
    <style:style style:name="gr1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605cm" svg:height="2.01cm" svg:x="1.811cm" svg:y="6.372cm">
          <draw:image xlink:href="Pictures/10000000000003A20000004C660297A025F21E45.png" xlink:type="simple" xlink:show="embed" xlink:actuate="onLoad">
            <text:p/>
          </draw:image>
        </draw:frame>
        <draw:frame draw:style-name="gr2" draw:text-style-name="P2" draw:layer="layout" svg:width="11.43cm" svg:height="0.962cm" svg:x="7.62cm" svg:y="0.762cm">
          <draw:text-box>
            <text:p>AppBar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254cm" svg:height="6.375cm" svg:x="9.272cm" svg:y="4.293cm">
          <draw:image xlink:href="Pictures/1000000000000138000000F1DE1D60FD71DB3486.png" xlink:type="simple" xlink:show="embed" xlink:actuate="onLoad">
            <text:p/>
          </draw:image>
        </draw:frame>
        <draw:frame draw:style-name="gr2" draw:text-style-name="P2" draw:layer="layout" svg:width="11.43cm" svg:height="0.962cm" svg:x="7.62cm" svg:y="0.762cm">
          <draw:text-box>
            <text:p>AppDrawer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3.58cm" svg:height="1.62cm" svg:x="11.36cm" svg:y="5.746cm">
          <draw:image xlink:href="Pictures/100000000000006A0000003049EC6E3C338155DF.png" xlink:type="simple" xlink:show="embed" xlink:actuate="onLoad">
            <text:p/>
          </draw:image>
        </draw:frame>
        <draw:frame draw:style-name="gr2" draw:text-style-name="P2" draw:layer="layout" svg:width="11.43cm" svg:height="0.962cm" svg:x="7.62cm" svg:y="0.762cm">
          <draw:text-box>
            <text:p>Button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0.847cm" svg:height="10.212cm" svg:x="8.457cm" svg:y="3.25cm">
          <draw:image xlink:href="Pictures/100000000000019A00000182CA30FAEF9CE674BC.png" xlink:type="simple" xlink:show="embed" xlink:actuate="onLoad">
            <text:p/>
          </draw:image>
        </draw:frame>
        <draw:frame draw:style-name="gr2" draw:text-style-name="P2" draw:layer="layout" svg:width="11.43cm" svg:height="0.962cm" svg:x="1.016cm" svg:y="0.762cm">
          <draw:text-box>
            <text:p>Card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4.816cm" svg:height="3.624cm" svg:x="6.35cm" svg:y="5.588cm">
          <draw:image xlink:href="Pictures/100000000000023000000089E6E04C08CB037940.png" xlink:type="simple" xlink:show="embed" xlink:actuate="onLoad">
            <text:p/>
          </draw:image>
        </draw:frame>
        <draw:frame draw:style-name="gr2" draw:text-style-name="P2" draw:layer="layout" svg:width="11.43cm" svg:height="0.962cm" svg:x="7.62cm" svg:y="0.762cm">
          <draw:text-box>
            <text:p>EventForm - field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6.35cm" svg:height="9.771cm" svg:x="11.43cm" svg:y="2.929cm">
          <draw:image xlink:href="Pictures/100000000000019E0000027DCB8DE35F05BEB0CB.png" xlink:type="simple" xlink:show="embed" xlink:actuate="onLoad">
            <text:p/>
          </draw:image>
        </draw:frame>
        <draw:frame draw:style-name="gr2" draw:text-style-name="P2" draw:layer="layout" svg:width="11.43cm" svg:height="0.962cm" svg:x="1.02cm" svg:y="0.762cm">
          <draw:text-box>
            <text:p>Footer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1" draw:layer="layout" svg:width="9.174cm" svg:height="6.693cm" svg:x="9.114cm" svg:y="4.483cm">
          <draw:image xlink:href="Pictures/100000000000028E000000FD396090B7FD8AD060.png" xlink:type="simple" xlink:show="embed" xlink:actuate="onLoad">
            <text:p/>
          </draw:image>
        </draw:frame>
        <draw:frame draw:style-name="gr2" draw:text-style-name="P2" draw:layer="layout" svg:width="11.43cm" svg:height="0.962cm" svg:x="7.62cm" svg:y="0.762cm">
          <draw:text-box>
            <text:p>Login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4.127cm" svg:height="4.841cm" svg:x="11.938cm" svg:y="5.319cm">
          <draw:image xlink:href="Pictures/100000000000009C000000B77287DDB348975599.png" xlink:type="simple" xlink:show="embed" xlink:actuate="onLoad">
            <text:p/>
          </draw:image>
        </draw:frame>
        <draw:frame draw:style-name="gr2" draw:text-style-name="P2" draw:layer="layout" svg:width="11.43cm" svg:height="0.962cm" svg:x="7.62cm" svg:y="0.762cm">
          <draw:text-box>
            <text:p>Menu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15.398cm" svg:height="3.439cm" svg:x="5.842cm" svg:y="5.517cm">
          <draw:image xlink:href="Pictures/1000000000000246000000825B7A8142B93412D0.png" xlink:type="simple" xlink:show="embed" xlink:actuate="onLoad">
            <text:p/>
          </draw:image>
        </draw:frame>
        <draw:frame draw:style-name="gr2" draw:text-style-name="P2" draw:layer="layout" svg:width="11.43cm" svg:height="0.962cm" svg:x="7.62cm" svg:y="0.762cm">
          <draw:text-box>
            <text:p>MyEvents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5" draw:text-style-name="P1" draw:layer="layout" svg:width="10.333cm" svg:height="6.878cm" svg:x="7.955cm" svg:y="4.064cm">
          <draw:image xlink:href="Pictures/100000000000029D000001048503D9FDC289C3CE.png" xlink:type="simple" xlink:show="embed" xlink:actuate="onLoad">
            <text:p/>
          </draw:image>
        </draw:frame>
        <draw:frame draw:style-name="gr2" draw:text-style-name="P2" draw:layer="layout" svg:width="11.43cm" svg:height="0.962cm" svg:x="7.62cm" svg:y="0.762cm">
          <draw:text-box>
            <text:p>Register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6" draw:text-style-name="P1" draw:layer="layout" svg:width="10.667cm" svg:height="5.608cm" svg:x="7.112cm" svg:y="5.314cm">
          <draw:image xlink:href="Pictures/1000000000000256000000D47610A23D2CB40F79.png" xlink:type="simple" xlink:show="embed" xlink:actuate="onLoad">
            <text:p/>
          </draw:image>
        </draw:frame>
        <draw:frame draw:style-name="gr2" draw:text-style-name="P2" draw:layer="layout" svg:width="11.43cm" svg:height="0.962cm" svg:x="7.62cm" svg:y="0.762cm">
          <draw:text-box>
            <text:p>Settings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7" draw:text-style-name="P2" draw:layer="layout" svg:width="11.43cm" svg:height="0.962cm" svg:x="7.62cm" svg:y="0.762cm">
          <draw:text-box>
            <text:p>Typography</text:p>
          </draw:text-box>
        </draw:frame>
        <draw:frame draw:style-name="gr8" draw:text-style-name="P4" draw:layer="layout" svg:width="10.373cm" svg:height="15.749cm" svg:x="0.208cm" svg:y="0.063cm">
          <draw:image xlink:href="Pictures/100000000000020B0000031A83A4040CD4114139.png" xlink:type="simple" xlink:show="embed" xlink:actuate="onLoad">
            <text:p/>
          </draw:image>
        </draw:frame>
        <draw:frame draw:style-name="gr9" draw:text-style-name="P4" draw:layer="layout" svg:width="5.729cm" svg:height="2.767cm" svg:x="10.204cm" svg:y="0.479cm">
          <draw:image xlink:href="Pictures/100000000000018F0000006D16F3CC288E70EA5C.png" xlink:type="simple" xlink:show="embed" xlink:actuate="onLoad">
            <text:p/>
          </draw:image>
        </draw:frame>
        <draw:frame draw:style-name="gr10" draw:text-style-name="P4" draw:layer="layout" svg:width="5.852cm" svg:height="2.755cm" svg:x="10.081cm" svg:y="3.502cm">
          <draw:image xlink:href="Pictures/100000000000018C0000006EFE0EB6AA9BA059F6.png" xlink:type="simple" xlink:show="embed" xlink:actuate="onLoad">
            <text:p/>
          </draw:image>
        </draw:frame>
        <draw:frame draw:style-name="gr11" draw:text-style-name="P4" draw:layer="layout" svg:width="5.502cm" svg:height="2.794cm" svg:x="10.154cm" svg:y="6.304cm">
          <draw:image xlink:href="Pictures/10000000000000D00000006F08E9624B5BA9F315.png" xlink:type="simple" xlink:show="embed" xlink:actuate="onLoad">
            <text:p/>
          </draw:image>
        </draw:frame>
        <draw:frame draw:style-name="gr12" draw:text-style-name="P4" draw:layer="layout" svg:width="5.74cm" svg:height="2.826cm" svg:x="10.081cm" svg:y="9.135cm">
          <draw:image xlink:href="Pictures/10000000000000D90000006EF6A483F9E5DCADF1.png" xlink:type="simple" xlink:show="embed" xlink:actuate="onLoad">
            <text:p/>
          </draw:image>
        </draw:frame>
        <draw:frame draw:style-name="gr8" draw:text-style-name="P4" draw:layer="layout" svg:width="5.238cm" svg:height="2.724cm" svg:x="10.081cm" svg:y="11.961cm">
          <draw:image xlink:href="Pictures/10000201000000C60000006773206AB5FD540F06.png" xlink:type="simple" xlink:show="embed" xlink:actuate="onLoad">
            <text:p/>
          </draw:image>
        </draw:frame>
        <draw:g>
          <draw:frame draw:style-name="gr8" draw:text-style-name="P4" draw:layer="layout" svg:width="5.344cm" svg:height="2.777cm" svg:x="16.05cm" svg:y="0.471cm">
            <draw:image xlink:href="Pictures/10000201000000CA000000698EA311ED519020A1.png" xlink:type="simple" xlink:show="embed" xlink:actuate="onLoad">
              <text:p/>
            </draw:image>
          </draw:frame>
          <draw:frame draw:style-name="gr8" draw:text-style-name="P4" draw:layer="layout" svg:width="5.529cm" svg:height="11.244cm" svg:x="16.193cm" svg:y="3.334cm">
            <draw:image xlink:href="Pictures/10000000000000D1000001A9AFA85AE82239FB3B.png" xlink:type="simple" xlink:show="embed" xlink:actuate="onLoad">
              <text:p/>
            </draw:image>
          </draw:frame>
        </draw:g>
        <draw:frame draw:style-name="gr13" draw:text-style-name="P4" draw:layer="layout" svg:width="5.582cm" svg:height="9.032cm" svg:x="22.098cm" svg:y="0.508cm">
          <draw:image xlink:href="Pictures/10000000000000D30000015F131E32308F8FEA49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4" draw:text-style-name="P2" draw:layer="layout" svg:width="11.43cm" svg:height="0.962cm" svg:x="7.62cm" svg:y="0.762cm">
          <draw:text-box>
            <text:p>Typography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08:06:04.412467027</meta:creation-date>
    <dc:date>2018-10-28T12:28:57.279235597</dc:date>
    <meta:editing-duration>PT10M35S</meta:editing-duration>
    <meta:editing-cycles>2</meta:editing-cycles>
    <meta:generator>LibreOffice/6.0.6.2$Linux_X86_64 LibreOffice_project/00m0$Build-2</meta:generator>
    <meta:print-date>2018-10-28T11:32:24.930098854</meta:print-date>
    <meta:document-statistic meta:object-count="81"/>
  </office:meta>
</office:document-meta>
</file>